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6" office:value-type="string" calcext:value-type="string">
            <text:p>{2, 3, 6, 97, 194, 29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6" office:value-type="string" calcext:value-type="string">
            <text:p>{2, 4, 131, 262}</text:p>
          </table:table-cell>
          <table:table-cell table:style-name="ce74" office:value-type="float" office:value="129" calcext:value-type="float">
            <text:p>129</text:p>
          </table:table-cell>
          <table:table-cell table:style-name="ce81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6" office:value-type="string" calcext:value-type="string">
            <text:p>{2, 7, 14, 43, 86, 30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3" calcext:value-type="float">
            <text:p>133</text:p>
          </table:table-cell>
          <table:table-cell table:style-name="ce81" office:value-type="string" calcext:value-type="string">
            <text:p>{7, 1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6" office:value-type="string" calcext:value-type="string">
            <text:p>{13, 43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6" office:value-type="string" calcext:value-type="string">
            <text:p>{2, 11, 22, 23, 46, 253}</text:p>
          </table:table-cell>
          <table:table-cell table:style-name="ce74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6" office:value-type="string" calcext:value-type="string">
            <text:p>{2, 3, 6, 97, 194, 29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6" office:value-type="string" calcext:value-type="string">
            <text:p>{2, 4, 131, 262}</text:p>
          </table:table-cell>
          <table:table-cell table:style-name="ce74" office:value-type="float" office:value="129" calcext:value-type="float">
            <text:p>129</text:p>
          </table:table-cell>
          <table:table-cell table:style-name="ce81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6" office:value-type="string" calcext:value-type="string">
            <text:p>{2, 7, 14, 43, 86, 30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3" calcext:value-type="float">
            <text:p>133</text:p>
          </table:table-cell>
          <table:table-cell table:style-name="ce81" office:value-type="string" calcext:value-type="string">
            <text:p>{7, 1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6" office:value-type="string" calcext:value-type="string">
            <text:p>{13, 43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6" office:value-type="string" calcext:value-type="string">
            <text:p>{2, 11, 22, 23, 46, 253}</text:p>
          </table:table-cell>
          <table:table-cell table:style-name="ce74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aith</text:p>
          </table:table-cell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riend</text:p>
          </table:table-cell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64" meta:object-count="0"/>
    <meta:generator>LibreOfficeDev/6.0.5.2$Linux_X86_64 LibreOffice_project/</meta:generator>
  </office:meta>
</office:document-meta>
</file>